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1" style:family="paragraph">
      <style:text-properties fo:font-size="20pt"/>
    </style:style>
    <style:style style:name="T1" style:family="text">
      <style:text-properties fo:font-family="'Liberation Mono'" style:font-family-generic="modern" style:font-pitch="fixed" fo:font-size="28pt" style:font-size-asian="28pt" style:font-size-complex="28pt"/>
    </style:style>
    <style:style style:name="T2" style:family="text">
      <style:text-properties fo:font-family="'Liberation Mono'" style:font-family-generic="modern" style:font-pitch="fixed" fo:font-size="28pt" style:font-size-asian="28pt" style:font-size-complex="28pt"/>
    </style:style>
    <style:style style:name="T3" style:family="text">
      <style:text-properties fo:font-family="'Liberation Mono'" style:font-family-generic="modern" style:font-pitch="fixed"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ing TEI to HTML</text:p>
          </draw:text-box>
        </draw:frame>
        <draw:frame presentation:style-name="pr2" draw:layer="layout" svg:width="25.199cm" svg:height="12.179cm" svg:x="1.248cm" svg:y="4.686cm" presentation:class="subtitle" presentation:user-transformed="true">
          <draw:text-box>
            <text:p>OR<text:line-break/>Hypertext Hamlet Ho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we’ve learned so fa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XSLT engine reads in an XML input file and an XSLT program and writes out an XML output file</text:p>
              </text:list-item>
              <text:list-item>
                <text:p>An XSLT program is written in XML, typically uses 3 namespaces:</text:p>
                <text:list>
                  <text:list-item>
                    <text:p>The XSLT namespace for the program itself</text:p>
                  </text:list-item>
                  <text:list-item>
                    <text:p>The input namespace (in our case TEI)</text:p>
                  </text:list-item>
                  <text:list-item>
                    <text:p>The output namespace (in this case XHT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ask at hand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nvert <text:span text:style-name="T1">hamlet.xml</text:span> from TEI to XHTML</text:p>
              </text:list-item>
              <text:list-item>
                <text:p>We will develop the first rudimentary cut at doing this together … feel free to follow along in your local copy of oXygen</text:p>
              </text:list-item>
              <text:list-item>
                <text:p>Then we will give you specific improvements to make to the program as an assign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ve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et’s write a program 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HAM#1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s a base, use the program you just created.</text:p>
                <text:list>
                  <text:list-item>
                    <text:p>Alternatively use <text:span text:style-name="T1">hamlet_basic.xsl</text:span> from the package.</text:p>
                  </text:list-item>
                </text:list>
              </text:list-item>
              <text:list-item>
                <text:p>Add code to handle the cast list. (details on next slid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ssignment HAM#1, detail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hange the template for <text:span text:style-name="T2">&lt;front&gt;</text:span> so that it does the same thing the template for <text:span text:style-name="T2">&lt;back&gt;</text:span> does</text:p>
              </text:list-item>
              <text:list-item>
                <text:p>Add a template for <text:span text:style-name="T2">&lt;castList&gt;</text:span> that is similar, but instead of putting out a <text:span text:style-name="T2">&lt;div&gt;</text:span>, puts out an HTML list element (<text:span text:style-name="T2">&lt;ul&gt;</text:span> or <text:span text:style-name="T2">&lt;ol&gt;</text:span>)</text:p>
              </text:list-item>
              <text:list-item>
                <text:p>Add a template for <text:span text:style-name="T2">&lt;castItem&gt;</text:span> that is similar, but puts out an HTML <text:span text:style-name="T2">&lt;li&gt;</text:span> element</text:p>
              </text:list-item>
              <text:list-item>
                <text:p>Add a template for <text:span text:style-name="T3">&lt;role&gt;</text:span> that puts its content into an HTML <text:span text:style-name="T3">&lt;i&gt;</text:span> or <text:span text:style-name="T3">&lt;b&gt; </text:span>element</text:p>
              </text:list-item>
              <text:list-item>
                <text:p>Add a template for <text:span text:style-name="T3">&lt;roleDesc&gt;</text:span> that puts out the string “: ” followed by its content</text:p>
              </text:list-item>
              <text:list-item>
                <text:p>Supress the entire <text:span text:style-name="T2">&lt;castGroup&gt;</text:span> element (the same way we supress <text:span text:style-name="T2">&lt;teiHeader&gt;</text:span>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HAM#2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fter you have HAM#1 working, you will notice that the cast list looks great (for web 1.0 :-) except for the second-to-last entry, which looks bad because the hodge-podge list of assorted characters is preceded by a colon. Why?</text:p>
              </text:list-item>
              <text:list-item>
                <text:p>To “fix” this, supress the output of a <text:span text:style-name="T3">&lt;castItem&gt;</text:span> that does not have a <text:span text:style-name="T3">&lt;role&gt;</text:span> chil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HAM#3 (extra credit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are currently just ignoring <text:span text:style-name="T3">&lt;castGroup&gt;</text:span> elements and <text:span text:style-name="T3">&lt;castItem&gt;</text:span> elements that do not have a <text:span text:style-name="T3">&lt;role&gt;</text:span> child.</text:p>
              </text:list-item>
              <text:list-item>
                <text:p>Change the program so it does <text:span text:style-name="T4">something </text:span>useful for those cases</text:p>
              </text:list-item>
              <text:list-item>
                <text:p>What are the things you’d like to do but canno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3T15:15:48.997545000</meta:creation-date>
    <dc:date>2015-12-04T10:25:19</dc:date>
    <meta:editing-duration>PT21H19M45S</meta:editing-duration>
    <meta:editing-cycles>26</meta:editing-cycles>
    <meta:generator>LibreOffice/3.5$Linux_X86_64 LibreOffice_project/350m1$Build-2</meta:generator>
    <dc:creator>Syd Bauman</dc:creator>
    <meta:document-statistic meta:object-count="53"/>
  </office:meta>
</office:document-meta>
</file>